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7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P7" style:family="paragraph">
      <style:paragraph-properties fo:margin-left="0.318cm" fo:margin-right="0cm" fo:text-align="center" fo:text-indent="0cm"/>
    </style:style>
    <style:style style:name="P8" style:family="paragraph">
      <style:paragraph-properties fo:margin-left="0.318cm" fo:margin-right="0cm" fo:text-indent="0cm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1" fo:font-size="28pt" fo:text-shadow="none" fo:font-weight="bold" style:font-size-asian="28pt" style:font-weight-asian="bold" style:font-size-complex="28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6" style:family="text">
      <style:text-properties fo:color="#ffffff" style:font-name="Segoe UI1" fo:font-size="32pt" fo:text-shadow="1pt 1pt" style:font-size-asian="32pt" style:font-size-complex="32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524cm" svg:y="1.016cm">
          <draw:text-box>
            <text:p text:style-name="P1"><text:span text:style-name="T1">Hymn #894</text:span></text:p>
            <text:p text:style-name="P1"><text:span text:style-name="T2">“</text:span><text:span text:style-name="T2">For the Fruits of His Creatio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>
        <draw:frame draw:style-name="gr3" draw:text-style-name="P5" draw:layer="layout" svg:width="24.892cm" svg:height="7.085cm" svg:x="1.524cm" svg:y="0.789cm">
          <draw:text-box>
            <text:p text:style-name="P4"><text:span text:style-name="T3">1.</text:span><text:span text:style-name="T4"> For the fruits of His creation,</text:span><text:span text:style-name="T4"><text:line-break/></text:span><text:span text:style-name="T4">Thanks be to God.</text:span><text:span text:style-name="T4"><text:line-break/></text:span><text:span text:style-name="T4">For His gifts to ev’ry nation,</text:span><text:span text:style-name="T4"><text:line-break/></text:span><text:span text:style-name="T4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>
        <draw:frame draw:style-name="gr4" draw:text-style-name="P5" draw:layer="layout" svg:width="24.892cm" svg:height="7.011cm" svg:x="1.524cm" svg:y="1.016cm">
          <draw:text-box>
            <text:p text:style-name="P4"><text:span text:style-name="T4">For the plowing, sowing, reaping,</text:span><text:span text:style-name="T4"><text:line-break/></text:span><text:span text:style-name="T4">Silent growth while we are sleeping,</text:span><text:span text:style-name="T4"><text:line-break/></text:span><text:span text:style-name="T4">Future needs in earth’s safekeeping,</text:span><text:span text:style-name="T4"><text:line-break/></text:span><text:span text:style-name="T4">Thanks be to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>
        <draw:frame draw:style-name="gr4" draw:text-style-name="P6" draw:layer="layout" svg:width="24.638cm" svg:height="7.011cm" svg:x="1.524cm" svg:y="1.016cm">
          <draw:text-box>
            <text:p text:style-name="P4"><text:span text:style-name="T5">2. </text:span><text:span text:style-name="T4">In the just reward of labor,</text:span><text:span text:style-name="T4"><text:line-break/></text:span><text:span text:style-name="T4">God’s will is done.</text:span><text:span text:style-name="T4"><text:line-break/></text:span><text:span text:style-name="T4">In the help we give our neighbor,</text:span><text:span text:style-name="T4"><text:line-break/></text:span><text:span text:style-name="T4">God’s will is do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>
        <draw:frame draw:style-name="gr4" draw:text-style-name="P5" draw:layer="layout" svg:width="24.892cm" svg:height="7.011cm" svg:x="1.524cm" svg:y="1.016cm">
          <draw:text-box>
            <text:p text:style-name="P4"><text:span text:style-name="T4"><text:s text:c="4"/></text:span><text:span text:style-name="T4">In our worldwide task of caring</text:span><text:span text:style-name="T4"><text:line-break/></text:span><text:span text:style-name="T4"> <text:s text:c="3"/>For the hungry and despairing,</text:span><text:span text:style-name="T4"><text:line-break/></text:span><text:span text:style-name="T4"> <text:s text:c="3"/>In the harvests we are sharing,</text:span><text:span text:style-name="T4"><text:line-break/></text:span><text:span text:style-name="T4"> <text:s text:c="3"/>God’s will is do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>
        <draw:frame draw:style-name="gr5" draw:text-style-name="P5" draw:layer="layout" svg:width="24.638cm" svg:height="8.133cm" svg:x="1.524cm" svg:y="1.016cm">
          <draw:text-box>
            <text:p text:style-name="P4"><text:span text:style-name="T5">3. </text:span><text:span text:style-name="T4">For the harvests of the Spirit,</text:span><text:span text:style-name="T4"><text:line-break/></text:span><text:span text:style-name="T4">Thanks be to God.</text:span><text:span text:style-name="T4"><text:line-break/></text:span><text:span text:style-name="T4">For the good we all inherit,</text:span><text:span text:style-name="T4"><text:line-break/></text:span><text:span text:style-name="T4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>
        <draw:frame draw:style-name="gr6" draw:text-style-name="P9" draw:layer="layout" svg:width="24.892cm" svg:height="12.837cm" svg:x="1.524cm" svg:y="1.016cm">
          <draw:text-box>
            <text:p text:style-name="P4"><text:span text:style-name="T4">For the wonders that astound us,</text:span><text:span text:style-name="T4"><text:line-break/></text:span><text:span text:style-name="T4">For the truths that still confound us,</text:span><text:span text:style-name="T4"><text:line-break/></text:span><text:span text:style-name="T4">Most of all, that love has found us,</text:span><text:span text:style-name="T4"><text:line-break/></text:span><text:span text:style-name="T4">Thanks be to God.</text:span></text:p>
            <text:p text:style-name="P7"><text:span text:style-name="T6"><text:line-break/></text:span><text:span text:style-name="T6"/></text:p>
            <text:p text:style-name="P8"><text:span text:style-name="T7">© 1970 Hope Publishing Co.</text:span></text:p>
            <text:p text:style-name="P8"><text:span text:style-name="T7">Used by permission:</text:span></text:p>
            <text:p text:style-name="P8"><text:span text:style-name="T7">LSB Hymn License 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20:14:28.957000000</meta:creation-date>
    <dc:title>Hymn template</dc:title>
    <meta:editing-duration>PT8M43S</meta:editing-duration>
    <meta:editing-cycles>6</meta:editing-cycles>
    <meta:generator>LibreOffice/5.4.2.2$Windows_X86_64 LibreOffice_project/22b09f6418e8c2d508a9eaf86b2399209b0990f4</meta:generator>
    <meta:initial-creator>Arthur Hoch</meta:initial-creator>
    <dc:date>2017-11-17T23:36:38.885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4-11-24T20:14:28.629000000"/>
  </office:meta>
</office:document-meta>
</file>